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</office:automatic-styles>
  <office:body>
    <office:spreadsheet>
      <table:table table:name="Sheet1" table:style-name="ta1">
        <table:table-column table:style-name="co1" table:number-columns-repeated="17" table:default-cell-style-name="Default"/>
        <table:table-row table:style-name="ro1">
          <table:table-cell office:value-type="string">
            <text:p>Sine wave convergence tables</text:p>
          </table:table-cell>
          <table:table-cell table:number-columns-repeated="16"/>
        </table:table-row>
        <table:table-row table:style-name="ro2">
          <table:table-cell office:value-type="string">
            <text:p>Crank Nicolson</text:p>
          </table:table-cell>
          <table:table-cell table:number-columns-repeated="5"/>
          <table:table-cell office:value-type="string">
            <text:p>Backward Euler</text:p>
          </table:table-cell>
          <table:table-cell table:number-columns-repeated="5"/>
          <table:table-cell office:value-type="string">
            <text:p>BDF2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.000569748">
            <text:p>0.000569748</text:p>
          </table:table-cell>
          <table:table-cell/>
          <table:table-cell office:value-type="float" office:value="0.000104263">
            <text:p>0.000104263</text:p>
          </table:table-cell>
          <table:table-cell table:number-columns-repeated="2"/>
          <table:table-cell office:value-type="float" office:value="16">
            <text:p>16</text:p>
          </table:table-cell>
          <table:table-cell office:value-type="float" office:value="0.0369408">
            <text:p>0.0369408</text:p>
          </table:table-cell>
          <table:table-cell/>
          <table:table-cell office:value-type="float" office:value="0.00676009">
            <text:p>0.00676009</text:p>
          </table:table-cell>
          <table:table-cell table:number-columns-repeated="2"/>
          <table:table-cell office:value-type="float" office:value="0.00304618">
            <text:p>0.00304618</text:p>
          </table:table-cell>
          <table:table-cell/>
          <table:table-cell office:value-type="float" office:value="0.000557445">
            <text:p>0.000557445</text:p>
          </table:table-cell>
          <table:table-cell table:number-columns-repeated="2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0.000143697">
            <text:p>0.000143697</text:p>
          </table:table-cell>
          <table:table-cell table:formula="of:=LOG([.B3]/[.B4];2)" office:value-type="float" office:value="1.98729401258616">
            <text:p>1.9872940126</text:p>
          </table:table-cell>
          <table:table-cell table:style-name="ce1" office:value-type="float" office:value="0.0000182613">
            <text:p>1.83E-005</text:p>
          </table:table-cell>
          <table:table-cell table:formula="of:=LOG([.D3]/[.D4];2)" office:value-type="float" office:value="2.51336589905467">
            <text:p>2.5133658991</text:p>
          </table:table-cell>
          <table:table-cell/>
          <table:table-cell office:value-type="float" office:value="32">
            <text:p>32</text:p>
          </table:table-cell>
          <table:table-cell office:value-type="float" office:value="0.0187456">
            <text:p>0.0187456</text:p>
          </table:table-cell>
          <table:table-cell table:formula="of:=LOG([.H3]/[.H4];2)" office:value-type="float" office:value="0.978663106611831">
            <text:p>0.9786631066</text:p>
          </table:table-cell>
          <table:table-cell office:value-type="float" office:value="0.00238222">
            <text:p>0.00238222</text:p>
          </table:table-cell>
          <table:table-cell table:formula="of:=LOG([.J3]/[.J4];2)" office:value-type="float" office:value="1.50473580041546">
            <text:p>1.5047358004</text:p>
          </table:table-cell>
          <table:table-cell/>
          <table:table-cell office:value-type="float" office:value="0.00100458">
            <text:p>0.00100458</text:p>
          </table:table-cell>
          <table:table-cell table:formula="of:=LOG([.M3]/[.M4];2)" office:value-type="float" office:value="1.60040873571774">
            <text:p>1.6004087357</text:p>
          </table:table-cell>
          <table:table-cell office:value-type="float" office:value="0.000127664">
            <text:p>0.000127664</text:p>
          </table:table-cell>
          <table:table-cell table:formula="of:=LOG([.O3]/[.O4];2)" office:value-type="float" office:value="2.12647771286096">
            <text:p>2.1264777129</text:p>
          </table:table-cell>
          <table:table-cell/>
        </table:table-row>
        <table:table-row table:style-name="ro1">
          <table:table-cell office:value-type="float" office:value="64">
            <text:p>64</text:p>
          </table:table-cell>
          <table:table-cell table:style-name="ce1" office:value-type="float" office:value="0.0000356655">
            <text:p>3.57E-005</text:p>
          </table:table-cell>
          <table:table-cell table:formula="of:=LOG([.B4]/[.B5];2)" office:value-type="float" office:value="2.01042883841232">
            <text:p>2.0104288384</text:p>
          </table:table-cell>
          <table:table-cell table:style-name="ce1" office:value-type="float" office:value="0.00000317787">
            <text:p>3.18E-006</text:p>
          </table:table-cell>
          <table:table-cell table:formula="of:=LOG([.D4]/[.D5];2)" office:value-type="float" office:value="2.52265745932772">
            <text:p>2.5226574593</text:p>
          </table:table-cell>
          <table:table-cell/>
          <table:table-cell office:value-type="float" office:value="64">
            <text:p>64</text:p>
          </table:table-cell>
          <table:table-cell office:value-type="float" office:value="0.00936786">
            <text:p>0.00936786</text:p>
          </table:table-cell>
          <table:table-cell table:formula="of:=LOG([.H4]/[.H5];2)" office:value-type="float" office:value="1.00076058299623">
            <text:p>1.000760583</text:p>
          </table:table-cell>
          <table:table-cell office:value-type="float" office:value="0.000834697">
            <text:p>0.000834697</text:p>
          </table:table-cell>
          <table:table-cell table:formula="of:=LOG([.J4]/[.J5];2)" office:value-type="float" office:value="1.51298216263465">
            <text:p>1.5129821626</text:p>
          </table:table-cell>
          <table:table-cell/>
          <table:table-cell office:value-type="float" office:value="0.00028653">
            <text:p>0.00028653</text:p>
          </table:table-cell>
          <table:table-cell table:formula="of:=LOG([.M4]/[.M5];2)" office:value-type="float" office:value="1.80983435432622">
            <text:p>1.8098343543</text:p>
          </table:table-cell>
          <table:table-cell table:style-name="ce1" office:value-type="float" office:value="0.0000255304">
            <text:p>2.55E-005</text:p>
          </table:table-cell>
          <table:table-cell table:formula="of:=LOG([.O4]/[.O5];2)" office:value-type="float" office:value="2.32206370989389">
            <text:p>2.3220637099</text:p>
          </table:table-cell>
          <table:table-cell/>
        </table:table-row>
        <table:table-row table:style-name="ro1">
          <table:table-cell office:value-type="float" office:value="128">
            <text:p>128</text:p>
          </table:table-cell>
          <table:table-cell table:style-name="ce1" office:value-type="float" office:value="0.00000885042">
            <text:p>8.85E-006</text:p>
          </table:table-cell>
          <table:table-cell table:formula="of:=LOG([.B5]/[.B6];2)" office:value-type="float" office:value="2.01071137349453">
            <text:p>2.0107113735</text:p>
          </table:table-cell>
          <table:table-cell table:style-name="ce1" office:value-type="float" office:value="0.000000555349">
            <text:p>5.55E-007</text:p>
          </table:table-cell>
          <table:table-cell table:formula="of:=LOG([.D5]/[.D6];2)" office:value-type="float" office:value="2.51659350857523">
            <text:p>2.5165935086</text:p>
          </table:table-cell>
          <table:table-cell/>
          <table:table-cell office:value-type="float" office:value="128">
            <text:p>128</text:p>
          </table:table-cell>
          <table:table-cell office:value-type="float" office:value="0.00467002">
            <text:p>0.00467002</text:p>
          </table:table-cell>
          <table:table-cell table:formula="of:=LOG([.H5]/[.H6];2)" office:value-type="float" office:value="1.0042907868465">
            <text:p>1.0042907868</text:p>
          </table:table-cell>
          <table:table-cell office:value-type="float" office:value="0.0002931036">
            <text:p>0.0002931036</text:p>
          </table:table-cell>
          <table:table-cell table:formula="of:=LOG([.J5]/[.J6];2)" office:value-type="float" office:value="1.50984189787842">
            <text:p>1.5098418979</text:p>
          </table:table-cell>
          <table:table-cell/>
          <table:table-cell table:style-name="ce1" office:value-type="float" office:value="0.0000760392">
            <text:p>7.60E-005</text:p>
          </table:table-cell>
          <table:table-cell table:formula="of:=LOG([.M5]/[.M6];2)" office:value-type="float" office:value="1.91387093987275">
            <text:p>1.9138709399</text:p>
          </table:table-cell>
          <table:table-cell table:style-name="ce1" office:value-type="float" office:value="0.00000477133">
            <text:p>4.77E-006</text:p>
          </table:table-cell>
          <table:table-cell table:formula="of:=LOG([.O5]/[.O6];2)" office:value-type="float" office:value="2.41975276533068">
            <text:p>2.4197527653</text:p>
          </table:table-cell>
          <table:table-cell/>
        </table:table-row>
        <table:table-row table:style-name="ro1">
          <table:table-cell office:value-type="float" office:value="256">
            <text:p>256</text:p>
          </table:table-cell>
          <table:table-cell table:style-name="ce1" office:value-type="float" office:value="0.00000220198">
            <text:p>2.20E-006</text:p>
          </table:table-cell>
          <table:table-cell table:formula="of:=LOG([.B6]/[.B7];2)" office:value-type="float" office:value="2.00694455510876">
            <text:p>2.0069445551</text:p>
          </table:table-cell>
          <table:table-cell table:style-name="ce1" office:value-type="float" office:value="0.0000000975064">
            <text:p>9.75E-008</text:p>
          </table:table-cell>
          <table:table-cell table:formula="of:=LOG([.D6]/[.D7];2)" office:value-type="float" office:value="2.50982587372675">
            <text:p>2.5098258737</text:p>
          </table:table-cell>
          <table:table-cell/>
          <table:table-cell office:value-type="float" office:value="256">
            <text:p>256</text:p>
          </table:table-cell>
          <table:table-cell office:value-type="float" office:value="0.00232967">
            <text:p>0.00232967</text:p>
          </table:table-cell>
          <table:table-cell table:formula="of:=LOG([.H6]/[.H7];2)" office:value-type="float" office:value="1.00330311827766">
            <text:p>1.0033031183</text:p>
          </table:table-cell>
          <table:table-cell office:value-type="float" office:value="0.000103161">
            <text:p>0.000103161</text:p>
          </table:table-cell>
          <table:table-cell table:formula="of:=LOG([.J6]/[.J7];2)" office:value-type="float" office:value="1.50651302462114">
            <text:p>1.5065130246</text:p>
          </table:table-cell>
          <table:table-cell/>
          <table:table-cell table:style-name="ce1" office:value-type="float" office:value="0.0000195562">
            <text:p>1.96E-005</text:p>
          </table:table-cell>
          <table:table-cell table:formula="of:=LOG([.M6]/[.M7];2)" office:value-type="float" office:value="1.95911728874804">
            <text:p>1.9591172887</text:p>
          </table:table-cell>
          <table:table-cell table:style-name="ce1" office:value-type="float" office:value="0.000000865974">
            <text:p>8.66E-007</text:p>
          </table:table-cell>
          <table:table-cell table:formula="of:=LOG([.O6]/[.O7];2)" office:value-type="float" office:value="2.46199585579764">
            <text:p>2.4619958558</text:p>
          </table:table-cell>
          <table:table-cell/>
        </table:table-row>
        <table:table-row table:style-name="ro1">
          <table:table-cell office:value-type="float" office:value="512">
            <text:p>512</text:p>
          </table:table-cell>
          <table:table-cell table:style-name="ce1" office:value-type="float" office:value="0.000000549009">
            <text:p>5.49E-007</text:p>
          </table:table-cell>
          <table:table-cell table:formula="of:=LOG([.B7]/[.B8];2)" office:value-type="float" office:value="2.00389966045795">
            <text:p>2.0038996605</text:p>
          </table:table-cell>
          <table:table-cell table:style-name="ce1" office:value-type="float" office:value="0.0000000171734">
            <text:p>1.72E-008</text:p>
          </table:table-cell>
          <table:table-cell table:formula="of:=LOG([.D7]/[.D8];2)" office:value-type="float" office:value="2.50532122249172">
            <text:p>2.5053212225</text:p>
          </table:table-cell>
          <table:table-cell/>
          <table:table-cell office:value-type="float" office:value="512">
            <text:p>512</text:p>
          </table:table-cell>
          <table:table-cell office:value-type="float" office:value="0.00116325">
            <text:p>0.00116325</text:p>
          </table:table-cell>
          <table:table-cell table:formula="of:=LOG([.H7]/[.H8];2)" office:value-type="float" office:value="1.00196442311437">
            <text:p>1.0019644231</text:p>
          </table:table-cell>
          <table:table-cell table:style-name="ce1" office:value-type="float" office:value="0.0000363872">
            <text:p>3.64E-005</text:p>
          </table:table-cell>
          <table:table-cell table:formula="of:=LOG([.J7]/[.J8];2)" office:value-type="float" office:value="1.50339471821237">
            <text:p>1.5033947182</text:p>
          </table:table-cell>
          <table:table-cell/>
          <table:table-cell table:style-name="ce1" office:value-type="float" office:value="0.00000495721">
            <text:p>4.96E-006</text:p>
          </table:table-cell>
          <table:table-cell table:formula="of:=LOG([.M7]/[.M8];2)" office:value-type="float" office:value="1.98002578344376">
            <text:p>1.9800257834</text:p>
          </table:table-cell>
          <table:table-cell table:style-name="ce1" office:value-type="float" office:value="0.000000155065">
            <text:p>1.55E-007</text:p>
          </table:table-cell>
          <table:table-cell table:formula="of:=LOG([.O7]/[.O8];2)" office:value-type="float" office:value="2.48145062030589">
            <text:p>2.4814506203</text:p>
          </table:table-cell>
          <table:table-cell/>
        </table:table-row>
        <table:table-row table:style-name="ro1">
          <table:table-cell office:value-type="float" office:value="1024">
            <text:p>1024</text:p>
          </table:table-cell>
          <table:table-cell table:style-name="ce1" office:value-type="float" office:value="0.000000137059">
            <text:p>1.37E-007</text:p>
          </table:table-cell>
          <table:table-cell table:formula="of:=LOG([.B8]/[.B9];2)" office:value-type="float" office:value="2.00203273371235">
            <text:p>2.0020327337</text:p>
          </table:table-cell>
          <table:table-cell table:style-name="ce1" office:value-type="float" office:value="0.00000000303007">
            <text:p>3.03E-009</text:p>
          </table:table-cell>
          <table:table-cell table:formula="of:=LOG([.D8]/[.D9];2)" office:value-type="float" office:value="2.50275266523045">
            <text:p>2.5027526652</text:p>
          </table:table-cell>
          <table:table-cell/>
          <table:table-cell office:value-type="float" office:value="1024">
            <text:p>1024</text:p>
          </table:table-cell>
          <table:table-cell office:value-type="float" office:value="0.000581195">
            <text:p>0.000581195</text:p>
          </table:table-cell>
          <table:table-cell table:formula="of:=LOG([.H8]/[.H9];2)" office:value-type="float" office:value="1.00106699041272">
            <text:p>1.0010669904</text:p>
          </table:table-cell>
          <table:table-cell table:style-name="ce1" office:value-type="float" office:value="0.000012849">
            <text:p>1.28E-005</text:p>
          </table:table-cell>
          <table:table-cell table:formula="of:=LOG([.J8]/[.J9];2)" office:value-type="float" office:value="1.50177495680789">
            <text:p>1.5017749568</text:p>
          </table:table-cell>
          <table:table-cell/>
          <table:table-cell table:style-name="ce1" office:value-type="float" office:value="0.00000124782">
            <text:p>1.25E-006</text:p>
          </table:table-cell>
          <table:table-cell table:formula="of:=LOG([.M8]/[.M9];2)" office:value-type="float" office:value="1.9901185381498">
            <text:p>1.9901185381</text:p>
          </table:table-cell>
          <table:table-cell table:style-name="ce1" office:value-type="float" office:value="0.0000000275866">
            <text:p>2.76E-008</text:p>
          </table:table-cell>
          <table:table-cell table:formula="of:=LOG([.O8]/[.O9];2)" office:value-type="float" office:value="2.49083352669578">
            <text:p>2.4908335267</text:p>
          </table:table-cell>
          <table:table-cell/>
        </table:table-row>
        <table:table-row table:style-name="ro1">
          <table:table-cell office:value-type="float" office:value="2048">
            <text:p>2048</text:p>
          </table:table-cell>
          <table:table-cell table:style-name="ce1" office:value-type="float" office:value="0.0000000342651">
            <text:p>3.43E-008</text:p>
          </table:table-cell>
          <table:table-cell table:formula="of:=LOG([.B9]/[.B10];2)" office:value-type="float" office:value="1.99998526355262">
            <text:p>1.9999852636</text:p>
          </table:table-cell>
          <table:table-cell table:style-name="ce1" office:value-type="float" office:value="0.000000000535519">
            <text:p>5.36E-010</text:p>
          </table:table-cell>
          <table:table-cell table:formula="of:=LOG([.D9]/[.D10];2)" office:value-type="float" office:value="2.50034145566221">
            <text:p>2.5003414557</text:p>
          </table:table-cell>
          <table:table-cell/>
          <table:table-cell office:value-type="float" office:value="2048">
            <text:p>2048</text:p>
          </table:table-cell>
          <table:table-cell office:value-type="float" office:value="0.000290486">
            <text:p>0.000290486</text:p>
          </table:table-cell>
          <table:table-cell table:formula="of:=LOG([.H9]/[.H10];2)" office:value-type="float" office:value="1.00055365708726">
            <text:p>1.0005536571</text:p>
          </table:table-cell>
          <table:table-cell table:style-name="ce1" office:value-type="float" office:value="0.00000453995">
            <text:p>4.54E-006</text:p>
          </table:table-cell>
          <table:table-cell table:formula="of:=LOG([.J9]/[.J10];2)" office:value-type="float" office:value="1.50090776923332">
            <text:p>1.5009077692</text:p>
          </table:table-cell>
          <table:table-cell/>
          <table:table-cell table:style-name="ce1" office:value-type="float" office:value="0.000000313036">
            <text:p>3.13E-007</text:p>
          </table:table-cell>
          <table:table-cell table:formula="of:=LOG([.M9]/[.M10];2)" office:value-type="float" office:value="1.99500935247262">
            <text:p>1.9950093525</text:p>
          </table:table-cell>
          <table:table-cell table:style-name="ce1" office:value-type="float" office:value="0.00000000489238">
            <text:p>4.89E-009</text:p>
          </table:table-cell>
          <table:table-cell table:formula="of:=LOG([.O9]/[.O10];2)" office:value-type="float" office:value="2.49535928795545">
            <text:p>2.495359288</text:p>
          </table:table-cell>
          <table:table-cell/>
        </table:table-row>
        <table:table-row table:style-name="ro1">
          <table:table-cell table:number-columns-repeated="17"/>
        </table:table-row>
        <table:table-row table:style-name="ro1">
          <table:table-cell office:value-type="string">
            <text:p>Square wave convergence tables</text:p>
          </table:table-cell>
          <table:table-cell table:number-columns-repeated="16"/>
        </table:table-row>
        <table:table-row table:style-name="ro2">
          <table:table-cell office:value-type="string">
            <text:p>Crank Nicolson</text:p>
          </table:table-cell>
          <table:table-cell table:number-columns-repeated="5"/>
          <table:table-cell office:value-type="string">
            <text:p>Backward Euler</text:p>
          </table:table-cell>
          <table:table-cell table:number-columns-repeated="5"/>
          <table:table-cell office:value-type="string">
            <text:p>BDF2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.190751">
            <text:p>0.190751</text:p>
          </table:table-cell>
          <table:table-cell/>
          <table:table-cell office:value-type="float" office:value="0.0222906">
            <text:p>0.0222906</text:p>
          </table:table-cell>
          <table:table-cell table:number-columns-repeated="2"/>
          <table:table-cell office:value-type="float" office:value="16">
            <text:p>16</text:p>
          </table:table-cell>
          <table:table-cell office:value-type="float" office:value="0.0219007">
            <text:p>0.0219007</text:p>
          </table:table-cell>
          <table:table-cell/>
          <table:table-cell office:value-type="float" office:value="0.00296052">
            <text:p>0.00296052</text:p>
          </table:table-cell>
          <table:table-cell table:number-columns-repeated="2"/>
          <table:table-cell office:value-type="float" office:value="16">
            <text:p>16</text:p>
          </table:table-cell>
          <table:table-cell office:value-type="float" office:value="0.0106438">
            <text:p>0.0106438</text:p>
          </table:table-cell>
          <table:table-cell/>
          <table:table-cell office:value-type="float" office:value="0.00188405">
            <text:p>0.00188405</text:p>
          </table:table-cell>
          <table:table-cell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0.200293">
            <text:p>0.200293</text:p>
          </table:table-cell>
          <table:table-cell table:formula="of:=LOG([.B14]/[.B15];2)" office:value-type="float" office:value="-0.0704213812544757">
            <text:p>-0.0704213813</text:p>
          </table:table-cell>
          <table:table-cell office:value-type="float" office:value="0.0122501">
            <text:p>0.0122501</text:p>
          </table:table-cell>
          <table:table-cell table:formula="of:=LOG([.D14]/[.D15];2)" office:value-type="float" office:value="0.863641924114278">
            <text:p>0.8636419241</text:p>
          </table:table-cell>
          <table:table-cell/>
          <table:table-cell office:value-type="float" office:value="32">
            <text:p>32</text:p>
          </table:table-cell>
          <table:table-cell office:value-type="float" office:value="0.0116086">
            <text:p>0.0116086</text:p>
          </table:table-cell>
          <table:table-cell table:formula="of:=LOG([.H14]/[.H15];2)" office:value-type="float" office:value="0.915782989310274">
            <text:p>0.9157829893</text:p>
          </table:table-cell>
          <table:table-cell office:value-type="float" office:value="0.00108538">
            <text:p>0.00108538</text:p>
          </table:table-cell>
          <table:table-cell table:formula="of:=LOG([.J14]/[.J15];2)" office:value-type="float" office:value="1.44765037012927">
            <text:p>1.4476503701</text:p>
          </table:table-cell>
          <table:table-cell/>
          <table:table-cell office:value-type="float" office:value="32">
            <text:p>32</text:p>
          </table:table-cell>
          <table:table-cell office:value-type="float" office:value="0.0108598">
            <text:p>0.0108598</text:p>
          </table:table-cell>
          <table:table-cell table:formula="of:=LOG([.N14]/[.N15];2)" office:value-type="float" office:value="-0.028984226846896">
            <text:p>-0.0289842268</text:p>
          </table:table-cell>
          <table:table-cell office:value-type="float" office:value="0.00105892">
            <text:p>0.00105892</text:p>
          </table:table-cell>
          <table:table-cell table:formula="of:=LOG([.P14]/[.P15];2)" office:value-type="float" office:value="0.831243652775154">
            <text:p>0.8312436528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0.207063">
            <text:p>0.207063</text:p>
          </table:table-cell>
          <table:table-cell table:formula="of:=LOG([.B15]/[.B16];2)" office:value-type="float" office:value="-0.0479577804496554">
            <text:p>-0.0479577804</text:p>
          </table:table-cell>
          <table:table-cell office:value-type="float" office:value="0.0064568">
            <text:p>0.0064568</text:p>
          </table:table-cell>
          <table:table-cell table:formula="of:=LOG([.D15]/[.D16];2)" office:value-type="float" office:value="0.923902281009587">
            <text:p>0.923902281</text:p>
          </table:table-cell>
          <table:table-cell/>
          <table:table-cell office:value-type="float" office:value="64">
            <text:p>64</text:p>
          </table:table-cell>
          <table:table-cell office:value-type="float" office:value="0.0059815">
            <text:p>0.0059815</text:p>
          </table:table-cell>
          <table:table-cell table:formula="of:=LOG([.H15]/[.H16];2)" office:value-type="float" office:value="0.956614769135042">
            <text:p>0.9566147691</text:p>
          </table:table-cell>
          <table:table-cell office:value-type="float" office:value="0.000399249">
            <text:p>0.000399249</text:p>
          </table:table-cell>
          <table:table-cell table:formula="of:=LOG([.J15]/[.J16];2)" office:value-type="float" office:value="1.44283953065979">
            <text:p>1.4428395307</text:p>
          </table:table-cell>
          <table:table-cell/>
          <table:table-cell office:value-type="float" office:value="64">
            <text:p>64</text:p>
          </table:table-cell>
          <table:table-cell office:value-type="float" office:value="0.00605467">
            <text:p>0.00605467</text:p>
          </table:table-cell>
          <table:table-cell table:formula="of:=LOG([.N15]/[.N16];2)" office:value-type="float" office:value="0.842877298514018">
            <text:p>0.8428772985</text:p>
          </table:table-cell>
          <table:table-cell office:value-type="float" office:value="0.000461747">
            <text:p>0.000461747</text:p>
          </table:table-cell>
          <table:table-cell table:formula="of:=LOG([.P15]/[.P16];2)" office:value-type="float" office:value="1.19741910668424">
            <text:p>1.1974191067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0.210763">
            <text:p>0.210763</text:p>
          </table:table-cell>
          <table:table-cell table:formula="of:=LOG([.B16]/[.B17];2)" office:value-type="float" office:value="-0.0255518382668148">
            <text:p>-0.0255518383</text:p>
          </table:table-cell>
          <table:table-cell office:value-type="float" office:value="0.00331863">
            <text:p>0.00331863</text:p>
          </table:table-cell>
          <table:table-cell table:formula="of:=LOG([.D16]/[.D17];2)" office:value-type="float" office:value="0.960231550430675">
            <text:p>0.9602315504</text:p>
          </table:table-cell>
          <table:table-cell/>
          <table:table-cell office:value-type="float" office:value="128">
            <text:p>128</text:p>
          </table:table-cell>
          <table:table-cell office:value-type="float" office:value="0.00302867">
            <text:p>0.00302867</text:p>
          </table:table-cell>
          <table:table-cell table:formula="of:=LOG([.H16]/[.H17];2)" office:value-type="float" office:value="0.981822926577062">
            <text:p>0.9818229266</text:p>
          </table:table-cell>
          <table:table-cell office:value-type="float" office:value="0.000144897">
            <text:p>0.000144897</text:p>
          </table:table-cell>
          <table:table-cell table:formula="of:=LOG([.J16]/[.J17];2)" office:value-type="float" office:value="1.46226106899596">
            <text:p>1.462261069</text:p>
          </table:table-cell>
          <table:table-cell/>
          <table:table-cell office:value-type="float" office:value="128">
            <text:p>128</text:p>
          </table:table-cell>
          <table:table-cell office:value-type="float" office:value="0.00311287">
            <text:p>0.00311287</text:p>
          </table:table-cell>
          <table:table-cell table:formula="of:=LOG([.N16]/[.N17];2)" office:value-type="float" office:value="0.959803002216403">
            <text:p>0.9598030022</text:p>
          </table:table-cell>
          <table:table-cell office:value-type="float" office:value="0.000185234">
            <text:p>0.000185234</text:p>
          </table:table-cell>
          <table:table-cell table:formula="of:=LOG([.P16]/[.P17];2)" office:value-type="float" office:value="1.31775365604552">
            <text:p>1.317753656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0.212668">
            <text:p>0.212668</text:p>
          </table:table-cell>
          <table:table-cell table:formula="of:=LOG([.B17]/[.B18];2)" office:value-type="float" office:value="-0.0129813480629272">
            <text:p>-0.0129813481</text:p>
          </table:table-cell>
          <table:table-cell office:value-type="float" office:value="0.00168288">
            <text:p>0.00168288</text:p>
          </table:table-cell>
          <table:table-cell table:formula="of:=LOG([.D17]/[.D18];2)" office:value-type="float" office:value="0.979655482685369">
            <text:p>0.9796554827</text:p>
          </table:table-cell>
          <table:table-cell/>
          <table:table-cell office:value-type="float" office:value="256">
            <text:p>256</text:p>
          </table:table-cell>
          <table:table-cell office:value-type="float" office:value="0.00152115">
            <text:p>0.00152115</text:p>
          </table:table-cell>
          <table:table-cell table:formula="of:=LOG([.H17]/[.H18];2)" office:value-type="float" office:value="0.993521968829941">
            <text:p>0.9935219688</text:p>
          </table:table-cell>
          <table:table-cell table:style-name="ce1" office:value-type="float" office:value="0.000051964">
            <text:p>5.20E-005</text:p>
          </table:table-cell>
          <table:table-cell table:formula="of:=LOG([.J17]/[.J18];2)" office:value-type="float" office:value="1.47944333152544">
            <text:p>1.4794433315</text:p>
          </table:table-cell>
          <table:table-cell/>
          <table:table-cell office:value-type="float" office:value="256">
            <text:p>256</text:p>
          </table:table-cell>
          <table:table-cell office:value-type="float" office:value="0.00159981">
            <text:p>0.00159981</text:p>
          </table:table-cell>
          <table:table-cell table:formula="of:=LOG([.N17]/[.N18];2)" office:value-type="float" office:value="0.960344753181518">
            <text:p>0.9603447532</text:p>
          </table:table-cell>
          <table:table-cell table:style-name="ce1" office:value-type="float" office:value="0.0000698877">
            <text:p>6.99E-005</text:p>
          </table:table-cell>
          <table:table-cell table:formula="of:=LOG([.P17]/[.P18];2)" office:value-type="float" office:value="1.40623845832766">
            <text:p>1.4062384583</text:p>
          </table:table-cell>
        </table:table-row>
        <table:table-row table:style-name="ro1">
          <table:table-cell office:value-type="float" office:value="512">
            <text:p>512</text:p>
          </table:table-cell>
          <table:table-cell office:value-type="float" office:value="0.21363">
            <text:p>0.21363</text:p>
          </table:table-cell>
          <table:table-cell table:formula="of:=LOG([.B18]/[.B19];2)" office:value-type="float" office:value="-0.00651129015484755">
            <text:p>-0.0065112902</text:p>
          </table:table-cell>
          <table:table-cell office:value-type="float" office:value="0.000847461">
            <text:p>0.000847461</text:p>
          </table:table-cell>
          <table:table-cell table:formula="of:=LOG([.D18]/[.D19];2)" office:value-type="float" office:value="0.989713424716163">
            <text:p>0.9897134247</text:p>
          </table:table-cell>
          <table:table-cell/>
          <table:table-cell office:value-type="float" office:value="512">
            <text:p>512</text:p>
          </table:table-cell>
          <table:table-cell office:value-type="float" office:value="0.000761844">
            <text:p>0.000761844</text:p>
          </table:table-cell>
          <table:table-cell table:formula="of:=LOG([.H18]/[.H19];2)" office:value-type="float" office:value="0.997594905960984">
            <text:p>0.997594906</text:p>
          </table:table-cell>
          <table:table-cell table:style-name="ce1" office:value-type="float" office:value="0.0000185061">
            <text:p>1.85E-005</text:p>
          </table:table-cell>
          <table:table-cell table:formula="of:=LOG([.J18]/[.J19];2)" office:value-type="float" office:value="1.48951159670639">
            <text:p>1.4895115967</text:p>
          </table:table-cell>
          <table:table-cell/>
          <table:table-cell office:value-type="float" office:value="512">
            <text:p>512</text:p>
          </table:table-cell>
          <table:table-cell office:value-type="float" office:value="0.00081798">
            <text:p>0.00081798</text:p>
          </table:table-cell>
          <table:table-cell table:formula="of:=LOG([.N18]/[.N19];2)" office:value-type="float" office:value="0.967763100772545">
            <text:p>0.9677631008</text:p>
          </table:table-cell>
          <table:table-cell table:style-name="ce1" office:value-type="float" office:value="0.0000255206">
            <text:p>2.55E-005</text:p>
          </table:table-cell>
          <table:table-cell table:formula="of:=LOG([.P18]/[.P19];2)" office:value-type="float" office:value="1.45337632060329">
            <text:p>1.4533763206</text:p>
          </table:table-cell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0.214113">
            <text:p>0.214113</text:p>
          </table:table-cell>
          <table:table-cell table:formula="of:=LOG([.B19]/[.B20];2)" office:value-type="float" office:value="-0.00325813397723047">
            <text:p>-0.003258134</text:p>
          </table:table-cell>
          <table:table-cell office:value-type="float" office:value="0.000425253">
            <text:p>0.000425253</text:p>
          </table:table-cell>
          <table:table-cell table:formula="of:=LOG([.D19]/[.D20];2)" office:value-type="float" office:value="0.994825563619529">
            <text:p>0.9948255636</text:p>
          </table:table-cell>
          <table:table-cell/>
          <table:table-cell office:value-type="float" office:value="1024">
            <text:p>1024</text:p>
          </table:table-cell>
          <table:table-cell office:value-type="float" office:value="0.000381166">
            <text:p>0.000381166</text:p>
          </table:table-cell>
          <table:table-cell table:formula="of:=LOG([.H19]/[.H20];2)" office:value-type="float" office:value="0.999076175974414">
            <text:p>0.999076176</text:p>
          </table:table-cell>
          <table:table-cell table:style-name="ce1" office:value-type="float" office:value="0.00000656682">
            <text:p>6.57E-006</text:p>
          </table:table-cell>
          <table:table-cell table:formula="of:=LOG([.J19]/[.J20];2)" office:value-type="float" office:value="1.49473407591604">
            <text:p>1.4947340759</text:p>
          </table:table-cell>
          <table:table-cell/>
          <table:table-cell office:value-type="float" office:value="1024">
            <text:p>1024</text:p>
          </table:table-cell>
          <table:table-cell office:value-type="float" office:value="0.000409844">
            <text:p>0.000409844</text:p>
          </table:table-cell>
          <table:table-cell table:formula="of:=LOG([.N19]/[.N20];2)" office:value-type="float" office:value="0.996990691613589">
            <text:p>0.9969906916</text:p>
          </table:table-cell>
          <table:table-cell table:style-name="ce1" office:value-type="float" office:value="0.000009169">
            <text:p>9.17E-006</text:p>
          </table:table-cell>
          <table:table-cell table:formula="of:=LOG([.P19]/[.P20];2)" office:value-type="float" office:value="1.47682594521598">
            <text:p>1.4768259452</text:p>
          </table:table-cell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0.214355">
            <text:p>0.214355</text:p>
          </table:table-cell>
          <table:table-cell table:formula="of:=LOG([.B20]/[.B21];2)" office:value-type="float" office:value="-0.00162967706815817">
            <text:p>-0.0016296771</text:p>
          </table:table-cell>
          <table:table-cell office:value-type="float" office:value="0.000213009">
            <text:p>0.000213009</text:p>
          </table:table-cell>
          <table:table-cell table:formula="of:=LOG([.D20]/[.D21];2)" office:value-type="float" office:value="0.997407025486878">
            <text:p>0.9974070255</text:p>
          </table:table-cell>
          <table:table-cell/>
          <table:table-cell office:value-type="float" office:value="2048">
            <text:p>2048</text:p>
          </table:table-cell>
          <table:table-cell office:value-type="float" office:value="0.000190634">
            <text:p>0.000190634</text:p>
          </table:table-cell>
          <table:table-cell table:formula="of:=LOG([.H20]/[.H21];2)" office:value-type="float" office:value="0.9996139865351">
            <text:p>0.9996139865</text:p>
          </table:table-cell>
          <table:table-cell table:style-name="ce1" office:value-type="float" office:value="0.00000232595">
            <text:p>2.33E-006</text:p>
          </table:table-cell>
          <table:table-cell table:formula="of:=LOG([.J20]/[.J21];2)" office:value-type="float" office:value="1.49737482663328">
            <text:p>1.4973748266</text:p>
          </table:table-cell>
          <table:table-cell/>
          <table:table-cell office:value-type="float" office:value="2048">
            <text:p>2048</text:p>
          </table:table-cell>
          <table:table-cell office:value-type="float" office:value="0.00020581">
            <text:p>0.00020581</text:p>
          </table:table-cell>
          <table:table-cell table:formula="of:=LOG([.N20]/[.N21];2)" office:value-type="float" office:value="0.993761795076196">
            <text:p>0.9937617951</text:p>
          </table:table-cell>
          <table:table-cell table:style-name="ce1" office:value-type="float" office:value="0.00000326788">
            <text:p>3.27E-006</text:p>
          </table:table-cell>
          <table:table-cell table:formula="of:=LOG([.P20]/[.P21];2)" office:value-type="float" office:value="1.48840939036498">
            <text:p>1.4884093904</text:p>
          </table:table-cell>
        </table:table-row>
        <table:table-row table:style-name="ro3">
          <table:table-cell table:number-columns-repeated="17"/>
        </table:table-row>
        <table:table-row table:style-name="ro1">
          <table:table-cell office:value-type="string">
            <text:p>Fourier square wave convergence tables (with t0 = delta_t)</text:p>
          </table:table-cell>
          <table:table-cell table:number-columns-repeated="16"/>
        </table:table-row>
        <table:table-row table:style-name="ro2">
          <table:table-cell office:value-type="string">
            <text:p>Crank Nicolson</text:p>
          </table:table-cell>
          <table:table-cell table:number-columns-repeated="5"/>
          <table:table-cell office:value-type="string">
            <text:p>Backward Euler</text:p>
          </table:table-cell>
          <table:table-cell table:number-columns-repeated="5"/>
          <table:table-cell office:value-type="string">
            <text:p>BDF2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.000988247">
            <text:p>0.000988247</text:p>
          </table:table-cell>
          <table:table-cell/>
          <table:table-cell office:value-type="float" office:value="0.000122234">
            <text:p>0.000122234</text:p>
          </table:table-cell>
          <table:table-cell table:number-columns-repeated="2"/>
          <table:table-cell office:value-type="float" office:value="16">
            <text:p>16</text:p>
          </table:table-cell>
          <table:table-cell office:value-type="float" office:value="0.0252185">
            <text:p>0.0252185</text:p>
          </table:table-cell>
          <table:table-cell/>
          <table:table-cell office:value-type="float" office:value="0.0040579">
            <text:p>0.0040579</text:p>
          </table:table-cell>
          <table:table-cell table:number-columns-repeated="2"/>
          <table:table-cell office:value-type="float" office:value="16">
            <text:p>16</text:p>
          </table:table-cell>
          <table:table-cell office:value-type="float" office:value="0.0290858">
            <text:p>0.0290858</text:p>
          </table:table-cell>
          <table:table-cell/>
          <table:table-cell office:value-type="float" office:value="0.004421">
            <text:p>0.004421</text:p>
          </table:table-cell>
          <table:table-cell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0.000640522">
            <text:p>0.000640522</text:p>
          </table:table-cell>
          <table:table-cell table:formula="of:=LOG([.B25]/[.B26];2)" office:value-type="float" office:value="0.625623546849545">
            <text:p>0.6256235468</text:p>
          </table:table-cell>
          <table:table-cell office:value-type="float" office:value="0.0000666235">
            <text:p>6.66235E-005</text:p>
          </table:table-cell>
          <table:table-cell table:formula="of:=LOG([.D25]/[.D26];2)" office:value-type="float" office:value="0.875542582157522">
            <text:p>0.8755425822</text:p>
          </table:table-cell>
          <table:table-cell/>
          <table:table-cell office:value-type="float" office:value="32">
            <text:p>32</text:p>
          </table:table-cell>
          <table:table-cell office:value-type="float" office:value="0.0175743">
            <text:p>0.0175743</text:p>
          </table:table-cell>
          <table:table-cell table:formula="of:=LOG([.H25]/[.H26];2)" office:value-type="float" office:value="0.521015239894402">
            <text:p>0.5210152399</text:p>
          </table:table-cell>
          <table:table-cell office:value-type="float" office:value="0.00179113">
            <text:p>0.00179113</text:p>
          </table:table-cell>
          <table:table-cell table:formula="of:=LOG([.J25]/[.J26];2)" office:value-type="float" office:value="1.1798632610261">
            <text:p>1.179863261</text:p>
          </table:table-cell>
          <table:table-cell/>
          <table:table-cell office:value-type="float" office:value="32">
            <text:p>32</text:p>
          </table:table-cell>
          <table:table-cell office:value-type="float" office:value="0.00995115">
            <text:p>0.00995115</text:p>
          </table:table-cell>
          <table:table-cell table:formula="of:=LOG([.N25]/[.N26];2)" office:value-type="float" office:value="1.54737982101253">
            <text:p>1.547379821</text:p>
          </table:table-cell>
          <table:table-cell office:value-type="float" office:value="0.00118365">
            <text:p>0.00118365</text:p>
          </table:table-cell>
          <table:table-cell table:formula="of:=LOG([.P25]/[.P26];2)" office:value-type="float" office:value="1.9011301887235">
            <text:p>1.9011301887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0.000246657">
            <text:p>0.000246657</text:p>
          </table:table-cell>
          <table:table-cell table:formula="of:=LOG([.B26]/[.B27];2)" office:value-type="float" office:value="1.37674189278026">
            <text:p>1.3767418928</text:p>
          </table:table-cell>
          <table:table-cell office:value-type="float" office:value="0.0000197562">
            <text:p>1.97562E-005</text:p>
          </table:table-cell>
          <table:table-cell table:formula="of:=LOG([.D26]/[.D27];2)" office:value-type="float" office:value="1.75372566767906">
            <text:p>1.7537256677</text:p>
          </table:table-cell>
          <table:table-cell/>
          <table:table-cell office:value-type="float" office:value="64">
            <text:p>64</text:p>
          </table:table-cell>
          <table:table-cell office:value-type="float" office:value="0.0105987">
            <text:p>0.0105987</text:p>
          </table:table-cell>
          <table:table-cell table:formula="of:=LOG([.H26]/[.H27];2)" office:value-type="float" office:value="0.729579906975177">
            <text:p>0.729579907</text:p>
          </table:table-cell>
          <table:table-cell office:value-type="float" office:value="0.000723686">
            <text:p>0.000723686</text:p>
          </table:table-cell>
          <table:table-cell table:formula="of:=LOG([.J26]/[.J27];2)" office:value-type="float" office:value="1.30743428428853">
            <text:p>1.3074342843</text:p>
          </table:table-cell>
          <table:table-cell/>
          <table:table-cell office:value-type="float" office:value="64">
            <text:p>64</text:p>
          </table:table-cell>
          <table:table-cell office:value-type="float" office:value="0.00350557">
            <text:p>0.00350557</text:p>
          </table:table-cell>
          <table:table-cell table:formula="of:=LOG([.N26]/[.N27];2)" office:value-type="float" office:value="1.50521421648465">
            <text:p>1.5052142165</text:p>
          </table:table-cell>
          <table:table-cell office:value-type="float" office:value="0.00032555">
            <text:p>0.00032555</text:p>
          </table:table-cell>
          <table:table-cell table:formula="of:=LOG([.P26]/[.P27];2)" office:value-type="float" office:value="1.86229150194263">
            <text:p>1.8622915019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0.0000790589">
            <text:p>7.90589E-005</text:p>
          </table:table-cell>
          <table:table-cell table:formula="of:=LOG([.B27]/[.B28];2)" office:value-type="float" office:value="1.64150644364669">
            <text:p>1.6415064436</text:p>
          </table:table-cell>
          <table:table-cell office:value-type="float" office:value="0.00000452945">
            <text:p>4.52945E-006</text:p>
          </table:table-cell>
          <table:table-cell table:formula="of:=LOG([.D27]/[.D28];2)" office:value-type="float" office:value="2.1248976957878">
            <text:p>2.1248976958</text:p>
          </table:table-cell>
          <table:table-cell/>
          <table:table-cell office:value-type="float" office:value="128">
            <text:p>128</text:p>
          </table:table-cell>
          <table:table-cell office:value-type="float" office:value="0.00582154">
            <text:p>0.00582154</text:p>
          </table:table-cell>
          <table:table-cell table:formula="of:=LOG([.H27]/[.H28];2)" office:value-type="float" office:value="0.864414567842306">
            <text:p>0.8644145678</text:p>
          </table:table-cell>
          <table:table-cell office:value-type="float" office:value="0.000274732">
            <text:p>0.000274732</text:p>
          </table:table-cell>
          <table:table-cell table:formula="of:=LOG([.J27]/[.J28];2)" office:value-type="float" office:value="1.39733890114968">
            <text:p>1.3973389011</text:p>
          </table:table-cell>
          <table:table-cell/>
          <table:table-cell office:value-type="float" office:value="128">
            <text:p>128</text:p>
          </table:table-cell>
          <table:table-cell office:value-type="float" office:value="0.00147973">
            <text:p>0.00147973</text:p>
          </table:table-cell>
          <table:table-cell table:formula="of:=LOG([.N27]/[.N28];2)" office:value-type="float" office:value="1.24431508570623">
            <text:p>1.2443150857</text:p>
          </table:table-cell>
          <table:table-cell office:value-type="float" office:value="0.000107495">
            <text:p>0.000107495</text:p>
          </table:table-cell>
          <table:table-cell table:formula="of:=LOG([.P27]/[.P28];2)" office:value-type="float" office:value="1.59860958235396">
            <text:p>1.5986095824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0.0000223492">
            <text:p>2.23492E-005</text:p>
          </table:table-cell>
          <table:table-cell table:formula="of:=LOG([.B28]/[.B29];2)" office:value-type="float" office:value="1.82270469171092">
            <text:p>1.8227046917</text:p>
          </table:table-cell>
          <table:table-cell office:value-type="float" office:value="0.000000912138">
            <text:p>9.12138E-007</text:p>
          </table:table-cell>
          <table:table-cell table:formula="of:=LOG([.D28]/[.D29];2)" office:value-type="float" office:value="2.31201186246057">
            <text:p>2.3120118625</text:p>
          </table:table-cell>
          <table:table-cell/>
          <table:table-cell office:value-type="float" office:value="256">
            <text:p>256</text:p>
          </table:table-cell>
          <table:table-cell office:value-type="float" office:value="0.00304552">
            <text:p>0.00304552</text:p>
          </table:table-cell>
          <table:table-cell table:formula="of:=LOG([.H28]/[.H29];2)" office:value-type="float" office:value="0.934712268021164">
            <text:p>0.934712268</text:p>
          </table:table-cell>
          <table:table-cell office:value-type="float" office:value="0.000100652">
            <text:p>0.000100652</text:p>
          </table:table-cell>
          <table:table-cell table:formula="of:=LOG([.J28]/[.J29];2)" office:value-type="float" office:value="1.44864912166962">
            <text:p>1.4486491217</text:p>
          </table:table-cell>
          <table:table-cell/>
          <table:table-cell office:value-type="float" office:value="256">
            <text:p>256</text:p>
          </table:table-cell>
          <table:table-cell office:value-type="float" office:value="0.000729253">
            <text:p>0.000729253</text:p>
          </table:table-cell>
          <table:table-cell table:formula="of:=LOG([.N28]/[.N29];2)" office:value-type="float" office:value="1.02084263627295">
            <text:p>1.0208426363</text:p>
          </table:table-cell>
          <table:table-cell table:style-name="ce1" office:value-type="float" office:value="0.0000373888">
            <text:p>3.74E-005</text:p>
          </table:table-cell>
          <table:table-cell table:formula="of:=LOG([.P28]/[.P29];2)" office:value-type="float" office:value="1.52359148265424">
            <text:p>1.5235914827</text:p>
          </table:table-cell>
        </table:table-row>
        <table:table-row table:style-name="ro1">
          <table:table-cell office:value-type="float" office:value="512">
            <text:p>512</text:p>
          </table:table-cell>
          <table:table-cell office:value-type="float" office:value="0.00000594255">
            <text:p>5.94255E-006</text:p>
          </table:table-cell>
          <table:table-cell table:formula="of:=LOG([.B29]/[.B30];2)" office:value-type="float" office:value="1.9110691483754">
            <text:p>1.9110691484</text:p>
          </table:table-cell>
          <table:table-cell office:value-type="float" office:value="0.000000172109">
            <text:p>1.72109E-007</text:p>
          </table:table-cell>
          <table:table-cell table:formula="of:=LOG([.D29]/[.D30];2)" office:value-type="float" office:value="2.40592956901616">
            <text:p>2.405929569</text:p>
          </table:table-cell>
          <table:table-cell/>
          <table:table-cell office:value-type="float" office:value="512">
            <text:p>512</text:p>
          </table:table-cell>
          <table:table-cell office:value-type="float" office:value="0.00155636">
            <text:p>0.00155636</text:p>
          </table:table-cell>
          <table:table-cell table:formula="of:=LOG([.H29]/[.H30];2)" office:value-type="float" office:value="0.968512771461885">
            <text:p>0.9685127715</text:p>
          </table:table-cell>
          <table:table-cell office:value-type="float" office:value="0.0000362162">
            <text:p>3.62162E-005</text:p>
          </table:table-cell>
          <table:table-cell table:formula="of:=LOG([.J29]/[.J30];2)" office:value-type="float" office:value="1.47466875557764">
            <text:p>1.4746687556</text:p>
          </table:table-cell>
          <table:table-cell/>
          <table:table-cell office:value-type="float" office:value="512">
            <text:p>512</text:p>
          </table:table-cell>
          <table:table-cell office:value-type="float" office:value="0.000386947">
            <text:p>0.000386947</text:p>
          </table:table-cell>
          <table:table-cell table:formula="of:=LOG([.N29]/[.N30];2)" office:value-type="float" office:value="0.914283441643991">
            <text:p>0.9142834416</text:p>
          </table:table-cell>
          <table:table-cell table:style-name="ce1" office:value-type="float" office:value="0.0000131739">
            <text:p>1.32E-005</text:p>
          </table:table-cell>
          <table:table-cell table:formula="of:=LOG([.P29]/[.P30];2)" office:value-type="float" office:value="1.50492366427543">
            <text:p>1.5049236643</text:p>
          </table:table-cell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0.00000153223">
            <text:p>1.53223E-006</text:p>
          </table:table-cell>
          <table:table-cell table:formula="of:=LOG([.B30]/[.B31];2)" office:value-type="float" office:value="1.95544926330194">
            <text:p>1.9554492633</text:p>
          </table:table-cell>
          <table:table-cell office:value-type="float" office:value="0.0000000314333">
            <text:p>3.14333E-008</text:p>
          </table:table-cell>
          <table:table-cell table:formula="of:=LOG([.D30]/[.D31];2)" office:value-type="float" office:value="2.45295689600655">
            <text:p>2.452956896</text:p>
          </table:table-cell>
          <table:table-cell/>
          <table:table-cell office:value-type="float" office:value="1024">
            <text:p>1024</text:p>
          </table:table-cell>
          <table:table-cell office:value-type="float" office:value="0.000786516">
            <text:p>0.000786516</text:p>
          </table:table-cell>
          <table:table-cell table:formula="of:=LOG([.H30]/[.H31];2)" office:value-type="float" office:value="0.984627787579279">
            <text:p>0.9846277876</text:p>
          </table:table-cell>
          <table:table-cell office:value-type="float" office:value="0.000012916">
            <text:p>0.000012916</text:p>
          </table:table-cell>
          <table:table-cell table:formula="of:=LOG([.J30]/[.J31];2)" office:value-type="float" office:value="1.48747583278129">
            <text:p>1.4874758328</text:p>
          </table:table-cell>
          <table:table-cell/>
          <table:table-cell office:value-type="float" office:value="1024">
            <text:p>1024</text:p>
          </table:table-cell>
          <table:table-cell office:value-type="float" office:value="0.000200024">
            <text:p>0.000200024</text:p>
          </table:table-cell>
          <table:table-cell table:formula="of:=LOG([.N30]/[.N31];2)" office:value-type="float" office:value="0.951962861430235">
            <text:p>0.9519628614</text:p>
          </table:table-cell>
          <table:table-cell table:style-name="ce1" office:value-type="float" office:value="0.00000465593">
            <text:p>4.66E-006</text:p>
          </table:table-cell>
          <table:table-cell table:formula="of:=LOG([.P30]/[.P31];2)" office:value-type="float" office:value="1.50054123092391">
            <text:p>1.5005412309</text:p>
          </table:table-cell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0.000000389045">
            <text:p>0.000000389</text:p>
          </table:table-cell>
          <table:table-cell table:formula="of:=LOG([.B31]/[.B32];2)" office:value-type="float" office:value="1.97762393018925">
            <text:p>1.9776239302</text:p>
          </table:table-cell>
          <table:table-cell office:value-type="float" office:value="0.00000000564807">
            <text:p>5.64807E-009</text:p>
          </table:table-cell>
          <table:table-cell table:formula="of:=LOG([.D31]/[.D32];2)" office:value-type="float" office:value="2.47646386624097">
            <text:p>2.4764638662</text:p>
          </table:table-cell>
          <table:table-cell/>
          <table:table-cell office:value-type="float" office:value="2048">
            <text:p>2048</text:p>
          </table:table-cell>
          <table:table-cell office:value-type="float" office:value="0.000395331">
            <text:p>0.000395331</text:p>
          </table:table-cell>
          <table:table-cell table:formula="of:=LOG([.H31]/[.H32];2)" office:value-type="float" office:value="0.99241502554895">
            <text:p>0.9924150255</text:p>
          </table:table-cell>
          <table:table-cell office:value-type="float" office:value="0.00000458622">
            <text:p>4.58622E-006</text:p>
          </table:table-cell>
          <table:table-cell table:formula="of:=LOG([.J31]/[.J32];2)" office:value-type="float" office:value="1.49378187859833">
            <text:p>1.4937818786</text:p>
          </table:table-cell>
          <table:table-cell/>
          <table:table-cell office:value-type="float" office:value="2048">
            <text:p>2048</text:p>
          </table:table-cell>
          <table:table-cell office:value-type="float" office:value="0.000101676">
            <text:p>0.000101676</text:p>
          </table:table-cell>
          <table:table-cell table:formula="of:=LOG([.N31]/[.N32];2)" office:value-type="float" office:value="0.976193933008095">
            <text:p>0.976193933</text:p>
          </table:table-cell>
          <table:table-cell table:style-name="ce1" office:value-type="float" office:value="0.00000164639">
            <text:p>1.65E-006</text:p>
          </table:table-cell>
          <table:table-cell table:formula="of:=LOG([.P31]/[.P32];2)" office:value-type="float" office:value="1.49976324348746">
            <text:p>1.4997632435</text:p>
          </table:table-cell>
        </table:table-row>
        <table:table-row table:style-name="ro3">
          <table:table-cell table:number-columns-repeated="17"/>
        </table:table-row>
        <table:table-row table:style-name="ro3">
          <table:table-cell office:value-type="string">
            <text:p>Fourier square wave convergence tables (with t0 = 0.0001)</text:p>
          </table:table-cell>
          <table:table-cell table:number-columns-repeated="16"/>
        </table:table-row>
        <table:table-row table:style-name="ro2">
          <table:table-cell office:value-type="string">
            <text:p>Crank Nicolson</text:p>
          </table:table-cell>
          <table:table-cell table:number-columns-repeated="5"/>
          <table:table-cell office:value-type="string">
            <text:p>Backward Euler</text:p>
          </table:table-cell>
          <table:table-cell table:number-columns-repeated="5"/>
          <table:table-cell office:value-type="string">
            <text:p>BDF2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.134791">
            <text:p>0.134791</text:p>
          </table:table-cell>
          <table:table-cell/>
          <table:table-cell office:value-type="float" office:value="0.0152091">
            <text:p>0.0152091</text:p>
          </table:table-cell>
          <table:table-cell table:number-columns-repeated="2"/>
          <table:table-cell office:value-type="float" office:value="16">
            <text:p>16</text:p>
          </table:table-cell>
          <table:table-cell office:value-type="float" office:value="0.0422408">
            <text:p>0.0422408</text:p>
          </table:table-cell>
          <table:table-cell/>
          <table:table-cell office:value-type="float" office:value="0.0063515">
            <text:p>0.0063515</text:p>
          </table:table-cell>
          <table:table-cell table:number-columns-repeated="2"/>
          <table:table-cell office:value-type="float" office:value="16">
            <text:p>16</text:p>
          </table:table-cell>
          <table:table-cell office:value-type="float" office:value="0.0787475">
            <text:p>0.0787475</text:p>
          </table:table-cell>
          <table:table-cell/>
          <table:table-cell office:value-type="float" office:value="0.0143387">
            <text:p>0.0143387</text:p>
          </table:table-cell>
          <table:table-cell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0.110211">
            <text:p>0.110211</text:p>
          </table:table-cell>
          <table:table-cell table:formula="of:=LOG([.B36]/[.B37];2)" office:value-type="float" office:value="0.290455946540729">
            <text:p>0.2904559465</text:p>
          </table:table-cell>
          <table:table-cell office:value-type="float" office:value="0.00658118">
            <text:p>0.00658118</text:p>
          </table:table-cell>
          <table:table-cell table:formula="of:=LOG([.D36]/[.D37];2)" office:value-type="float" office:value="1.20851659770134">
            <text:p>1.2085165977</text:p>
          </table:table-cell>
          <table:table-cell/>
          <table:table-cell office:value-type="float" office:value="32">
            <text:p>32</text:p>
          </table:table-cell>
          <table:table-cell office:value-type="float" office:value="0.0230776">
            <text:p>0.0230776</text:p>
          </table:table-cell>
          <table:table-cell table:formula="of:=LOG([.H36]/[.H37];2)" office:value-type="float" office:value="0.872143962306044">
            <text:p>0.8721439623</text:p>
          </table:table-cell>
          <table:table-cell office:value-type="float" office:value="0.00229487">
            <text:p>0.00229487</text:p>
          </table:table-cell>
          <table:table-cell table:formula="of:=LOG([.J36]/[.J37];2)" office:value-type="float" office:value="1.46868491570729">
            <text:p>1.4686849157</text:p>
          </table:table-cell>
          <table:table-cell/>
          <table:table-cell office:value-type="float" office:value="32">
            <text:p>32</text:p>
          </table:table-cell>
          <table:table-cell office:value-type="float" office:value="0.0389949">
            <text:p>0.0389949</text:p>
          </table:table-cell>
          <table:table-cell table:formula="of:=LOG([.N36]/[.N37];2)" office:value-type="float" office:value="1.01394867141274">
            <text:p>1.0139486714</text:p>
          </table:table-cell>
          <table:table-cell office:value-type="float" office:value="0.00518809">
            <text:p>0.00518809</text:p>
          </table:table-cell>
          <table:table-cell table:formula="of:=LOG([.P36]/[.P37];2)" office:value-type="float" office:value="1.46663881789502">
            <text:p>1.4666388179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0.0463806">
            <text:p>0.0463806</text:p>
          </table:table-cell>
          <table:table-cell table:formula="of:=LOG([.B37]/[.B38];2)" office:value-type="float" office:value="1.24867483583439">
            <text:p>1.2486748358</text:p>
          </table:table-cell>
          <table:table-cell office:value-type="float" office:value="0.00173072">
            <text:p>0.00173072</text:p>
          </table:table-cell>
          <table:table-cell table:formula="of:=LOG([.D37]/[.D38];2)" office:value-type="float" office:value="1.92697394020623">
            <text:p>1.9269739402</text:p>
          </table:table-cell>
          <table:table-cell/>
          <table:table-cell office:value-type="float" office:value="64">
            <text:p>64</text:p>
          </table:table-cell>
          <table:table-cell office:value-type="float" office:value="0.0121068">
            <text:p>0.0121068</text:p>
          </table:table-cell>
          <table:table-cell table:formula="of:=LOG([.H37]/[.H38];2)" office:value-type="float" office:value="0.930675605369208">
            <text:p>0.9306756054</text:p>
          </table:table-cell>
          <table:table-cell office:value-type="float" office:value="0.00082118">
            <text:p>0.00082118</text:p>
          </table:table-cell>
          <table:table-cell table:formula="of:=LOG([.J37]/[.J38];2)" office:value-type="float" office:value="1.48264203417045">
            <text:p>1.4826420342</text:p>
          </table:table-cell>
          <table:table-cell/>
          <table:table-cell office:value-type="float" office:value="64">
            <text:p>64</text:p>
          </table:table-cell>
          <table:table-cell office:value-type="float" office:value="0.0196997">
            <text:p>0.0196997</text:p>
          </table:table-cell>
          <table:table-cell table:formula="of:=LOG([.N37]/[.N38];2)" office:value-type="float" office:value="0.985111791978486">
            <text:p>0.985111792</text:p>
          </table:table-cell>
          <table:table-cell office:value-type="float" office:value="0.00179657">
            <text:p>0.00179657</text:p>
          </table:table-cell>
          <table:table-cell table:formula="of:=LOG([.P37]/[.P38];2)" office:value-type="float" office:value="1.52995835849282">
            <text:p>1.5299583585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0.00915675">
            <text:p>0.00915675</text:p>
          </table:table-cell>
          <table:table-cell table:formula="of:=LOG([.B38]/[.B39];2)" office:value-type="float" office:value="2.34061394408149">
            <text:p>2.3406139441</text:p>
          </table:table-cell>
          <table:table-cell office:value-type="float" office:value="0.00021185">
            <text:p>0.00021185</text:p>
          </table:table-cell>
          <table:table-cell table:formula="of:=LOG([.D38]/[.D39];2)" office:value-type="float" office:value="3.03025730713156">
            <text:p>3.0302573071</text:p>
          </table:table-cell>
          <table:table-cell/>
          <table:table-cell office:value-type="float" office:value="128">
            <text:p>128</text:p>
          </table:table-cell>
          <table:table-cell office:value-type="float" office:value="0.00619829">
            <text:p>0.00619829</text:p>
          </table:table-cell>
          <table:table-cell table:formula="of:=LOG([.H38]/[.H39];2)" office:value-type="float" office:value="0.965875429402339">
            <text:p>0.9658754294</text:p>
          </table:table-cell>
          <table:table-cell office:value-type="float" office:value="0.00029219">
            <text:p>0.00029219</text:p>
          </table:table-cell>
          <table:table-cell table:formula="of:=LOG([.J38]/[.J39];2)" office:value-type="float" office:value="1.49079168700403">
            <text:p>1.490791687</text:p>
          </table:table-cell>
          <table:table-cell/>
          <table:table-cell office:value-type="float" office:value="128">
            <text:p>128</text:p>
          </table:table-cell>
          <table:table-cell office:value-type="float" office:value="0.0100241">
            <text:p>0.0100241</text:p>
          </table:table-cell>
          <table:table-cell table:formula="of:=LOG([.N38]/[.N39];2)" office:value-type="float" office:value="0.974700947429874">
            <text:p>0.9747009474</text:p>
          </table:table-cell>
          <table:table-cell office:value-type="float" office:value="0.000621587">
            <text:p>0.000621587</text:p>
          </table:table-cell>
          <table:table-cell table:formula="of:=LOG([.P38]/[.P39];2)" office:value-type="float" office:value="1.53121691200812">
            <text:p>1.531216912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0.000421919">
            <text:p>0.000421919</text:p>
          </table:table-cell>
          <table:table-cell table:formula="of:=LOG([.B39]/[.B40];2)" office:value-type="float" office:value="4.43979767218619">
            <text:p>4.4397976722</text:p>
          </table:table-cell>
          <table:table-cell table:style-name="ce1" office:value-type="float" office:value="0.0000061881">
            <text:p>6.19E-006</text:p>
          </table:table-cell>
          <table:table-cell table:formula="of:=LOG([.D39]/[.D40];2)" office:value-type="float" office:value="5.09740280747846">
            <text:p>5.0974028075</text:p>
          </table:table-cell>
          <table:table-cell/>
          <table:table-cell office:value-type="float" office:value="256">
            <text:p>256</text:p>
          </table:table-cell>
          <table:table-cell office:value-type="float" office:value="0.00313422">
            <text:p>0.00313422</text:p>
          </table:table-cell>
          <table:table-cell table:formula="of:=LOG([.H39]/[.H40];2)" office:value-type="float" office:value="0.983763805699475">
            <text:p>0.9837638057</text:p>
          </table:table-cell>
          <table:table-cell office:value-type="float" office:value="0.000103632">
            <text:p>0.000103632</text:p>
          </table:table-cell>
          <table:table-cell table:formula="of:=LOG([.J39]/[.J40];2)" office:value-type="float" office:value="1.49543724944277">
            <text:p>1.4954372494</text:p>
          </table:table-cell>
          <table:table-cell/>
          <table:table-cell office:value-type="float" office:value="256">
            <text:p>256</text:p>
          </table:table-cell>
          <table:table-cell office:value-type="float" office:value="0.00494313">
            <text:p>0.00494313</text:p>
          </table:table-cell>
          <table:table-cell table:formula="of:=LOG([.N39]/[.N40];2)" office:value-type="float" office:value="1.01997595840096">
            <text:p>1.0199759584</text:p>
          </table:table-cell>
          <table:table-cell office:value-type="float" office:value="0.000213088">
            <text:p>0.000213088</text:p>
          </table:table-cell>
          <table:table-cell table:formula="of:=LOG([.P39]/[.P40];2)" office:value-type="float" office:value="1.54450698085618">
            <text:p>1.5445069809</text:p>
          </table:table-cell>
        </table:table-row>
        <table:table-row table:style-name="ro1">
          <table:table-cell office:value-type="float" office:value="512">
            <text:p>512</text:p>
          </table:table-cell>
          <table:table-cell table:style-name="ce1" office:value-type="float" office:value="0.00000628245">
            <text:p>6.28E-006</text:p>
          </table:table-cell>
          <table:table-cell table:formula="of:=LOG([.B40]/[.B41];2)" office:value-type="float" office:value="6.06949496252338">
            <text:p>6.0694949625</text:p>
          </table:table-cell>
          <table:table-cell table:style-name="ce1" office:value-type="float" office:value="0.00000018308">
            <text:p>1.83E-007</text:p>
          </table:table-cell>
          <table:table-cell table:formula="of:=LOG([.D40]/[.D41];2)" office:value-type="float" office:value="5.07895040883421">
            <text:p>5.0789504088</text:p>
          </table:table-cell>
          <table:table-cell/>
          <table:table-cell office:value-type="float" office:value="512">
            <text:p>512</text:p>
          </table:table-cell>
          <table:table-cell office:value-type="float" office:value="0.00159584">
            <text:p>0.00159584</text:p>
          </table:table-cell>
          <table:table-cell table:formula="of:=LOG([.H40]/[.H41];2)" office:value-type="float" office:value="0.973790437089328">
            <text:p>0.9737904371</text:p>
          </table:table-cell>
          <table:table-cell table:style-name="ce1" office:value-type="float" office:value="0.0000368846">
            <text:p>3.69E-005</text:p>
          </table:table-cell>
          <table:table-cell table:formula="of:=LOG([.J40]/[.J41];2)" office:value-type="float" office:value="1.49037905895442">
            <text:p>1.490379059</text:p>
          </table:table-cell>
          <table:table-cell/>
          <table:table-cell office:value-type="float" office:value="512">
            <text:p>512</text:p>
          </table:table-cell>
          <table:table-cell office:value-type="float" office:value="0.00237007">
            <text:p>0.00237007</text:p>
          </table:table-cell>
          <table:table-cell table:formula="of:=LOG([.N40]/[.N41];2)" office:value-type="float" office:value="1.06049517885545">
            <text:p>1.0604951789</text:p>
          </table:table-cell>
          <table:table-cell table:style-name="ce1" office:value-type="float" office:value="0.0000715519">
            <text:p>7.16E-005</text:p>
          </table:table-cell>
          <table:table-cell table:formula="of:=LOG([.P40]/[.P41];2)" office:value-type="float" office:value="1.57438736826429">
            <text:p>1.5743873683</text:p>
          </table:table-cell>
        </table:table-row>
        <table:table-row table:style-name="ro1">
          <table:table-cell office:value-type="float" office:value="1024">
            <text:p>1024</text:p>
          </table:table-cell>
          <table:table-cell table:style-name="ce1" office:value-type="float" office:value="0.00000156907">
            <text:p>1.57E-006</text:p>
          </table:table-cell>
          <table:table-cell table:formula="of:=LOG([.B41]/[.B42];2)" office:value-type="float" office:value="2.00141756835579">
            <text:p>2.0014175684</text:p>
          </table:table-cell>
          <table:table-cell table:style-name="ce1" office:value-type="float" office:value="0.0000000322489">
            <text:p>3.22E-008</text:p>
          </table:table-cell>
          <table:table-cell table:formula="of:=LOG([.D41]/[.D42];2)" office:value-type="float" office:value="2.50515234044486">
            <text:p>2.5051523404</text:p>
          </table:table-cell>
          <table:table-cell/>
          <table:table-cell office:value-type="float" office:value="1024">
            <text:p>1024</text:p>
          </table:table-cell>
          <table:table-cell office:value-type="float" office:value="0.000794961">
            <text:p>0.000794961</text:p>
          </table:table-cell>
          <table:table-cell table:formula="of:=LOG([.H41]/[.H42];2)" office:value-type="float" office:value="1.00536002317367">
            <text:p>1.0053600232</text:p>
          </table:table-cell>
          <table:table-cell table:style-name="ce1" office:value-type="float" office:value="0.0000130167">
            <text:p>1.30E-005</text:p>
          </table:table-cell>
          <table:table-cell table:formula="of:=LOG([.J41]/[.J42];2)" office:value-type="float" office:value="1.50265484811689">
            <text:p>1.5026548481</text:p>
          </table:table-cell>
          <table:table-cell/>
          <table:table-cell office:value-type="float" office:value="1024">
            <text:p>1024</text:p>
          </table:table-cell>
          <table:table-cell office:value-type="float" office:value="0.00103962">
            <text:p>0.00103962</text:p>
          </table:table-cell>
          <table:table-cell table:formula="of:=LOG([.N41]/[.N42];2)" office:value-type="float" office:value="1.18887337627409">
            <text:p>1.1888733763</text:p>
          </table:table-cell>
          <table:table-cell table:style-name="ce1" office:value-type="float" office:value="0.000022171">
            <text:p>2.22E-005</text:p>
          </table:table-cell>
          <table:table-cell table:formula="of:=LOG([.P41]/[.P42];2)" office:value-type="float" office:value="1.69031623406456">
            <text:p>1.6903162341</text:p>
          </table:table-cell>
        </table:table-row>
        <table:table-row table:style-name="ro1">
          <table:table-cell office:value-type="float" office:value="2048">
            <text:p>2048</text:p>
          </table:table-cell>
          <table:table-cell table:style-name="ce1" office:value-type="float" office:value="0.00000039209">
            <text:p>3.92E-007</text:p>
          </table:table-cell>
          <table:table-cell table:formula="of:=LOG([.B42]/[.B43];2)" office:value-type="float" office:value="2.00065296341051">
            <text:p>2.0006529634</text:p>
          </table:table-cell>
          <table:table-cell table:style-name="ce1" office:value-type="float" office:value="0.00000000569574">
            <text:p>5.70E-009</text:p>
          </table:table-cell>
          <table:table-cell table:formula="of:=LOG([.D42]/[.D43];2)" office:value-type="float" office:value="2.50129475493489">
            <text:p>2.5012947549</text:p>
          </table:table-cell>
          <table:table-cell/>
          <table:table-cell office:value-type="float" office:value="2048">
            <text:p>2048</text:p>
          </table:table-cell>
          <table:table-cell office:value-type="float" office:value="0.000396717">
            <text:p>0.000396717</text:p>
          </table:table-cell>
          <table:table-cell table:formula="of:=LOG([.H42]/[.H43];2)" office:value-type="float" office:value="1.00277386419134">
            <text:p>1.0027738642</text:p>
          </table:table-cell>
          <table:table-cell table:style-name="ce1" office:value-type="float" office:value="0.00000459789">
            <text:p>4.60E-006</text:p>
          </table:table-cell>
          <table:table-cell table:formula="of:=LOG([.J42]/[.J43];2)" office:value-type="float" office:value="1.50131988560246">
            <text:p>1.5013198856</text:p>
          </table:table-cell>
          <table:table-cell/>
          <table:table-cell office:value-type="float" office:value="2048">
            <text:p>2048</text:p>
          </table:table-cell>
          <table:table-cell office:value-type="float" office:value="0.000375908">
            <text:p>0.000375908</text:p>
          </table:table-cell>
          <table:table-cell table:formula="of:=LOG([.N42]/[.N43];2)" office:value-type="float" office:value="1.46760476949419">
            <text:p>1.4676047695</text:p>
          </table:table-cell>
          <table:table-cell table:style-name="ce1" office:value-type="float" office:value="0.00000569538">
            <text:p>5.70E-006</text:p>
          </table:table-cell>
          <table:table-cell table:formula="of:=LOG([.P42]/[.P43];2)" office:value-type="float" office:value="1.96080983499272">
            <text:p>1.96080983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ed Studley</meta:initial-creator>
    <meta:creation-date>2013-09-09T11:02:26</meta:creation-date>
    <dc:date>2013-09-09T11:53:21</dc:date>
    <dc:creator>Ted Studley</dc:creator>
    <meta:editing-duration>PT5M14S</meta:editing-duration>
    <meta:editing-cycles>1</meta:editing-cycles>
    <meta:document-statistic meta:table-count="1" meta:cell-count="464" meta:object-count="0"/>
    <meta:generator>LibreOffice/4.0.2.2$Linux_X86_64 LibreOffice_project/400m0$Build-2</meta:generator>
  </office:meta>
</office:document-meta>
</file>